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6955"/>
    </style:style>
    <style:style style:name="P2" style:family="paragraph" style:parent-style-name="Standard">
      <style:text-properties officeooo:rsid="000b6955" officeooo:paragraph-rsid="000b6955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officeooo:rsid="000b6955" officeooo:paragraph-rsid="000b6955" fo:background-color="#77bc65" style:font-size-asian="14pt" style:font-size-complex="14pt"/>
    </style:style>
    <style:style style:name="P5" style:family="paragraph" style:parent-style-name="Standard">
      <style:text-properties fo:font-style="italic" fo:font-weight="bold" officeooo:rsid="000b6955" officeooo:paragraph-rsid="000b6955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paragraph-rsid="000d35f6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paragraph-rsid="000b6955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paragraph-rsid="000d35f6"/>
    </style:style>
    <style:style style:name="T1" style:family="text">
      <style:text-properties officeooo:rsid="000b1840"/>
    </style:style>
    <style:style style:name="T2" style:family="text">
      <style:text-properties officeooo:rsid="000b6955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b6955" fo:background-color="#ffff00" loext:char-shading-value="0"/>
    </style:style>
    <style:style style:name="T6" style:family="text">
      <style:text-properties officeooo:rsid="000b6955" fo:background-color="#ffff00" loext:char-shading-value="0"/>
    </style:style>
    <style:style style:name="T7" style:family="text">
      <style:text-properties fo:background-color="#5983b0" loext:char-shading-value="0"/>
    </style:style>
    <style:style style:name="T8" style:family="text">
      <style:text-properties officeooo:rsid="000b6955" fo:background-color="#5983b0" loext:char-shading-value="0"/>
    </style:style>
    <style:style style:name="T9" style:family="text">
      <style:text-properties officeooo:rsid="000b6955" fo:background-color="#5983b0" loext:char-shading-value="0"/>
    </style:style>
    <style:style style:name="T10" style:family="text">
      <style:text-properties fo:background-color="#5983b0" loext:char-shading-value="0"/>
    </style:style>
    <style:style style:name="T11" style:family="text">
      <style:text-properties fo:background-color="#ff860d" loext:char-shading-value="0"/>
    </style:style>
    <style:style style:name="T12" style:family="text">
      <style:text-properties fo:background-color="#ff860d" loext:char-shading-value="0"/>
    </style:style>
    <style:style style:name="T13" style:family="text">
      <style:text-properties officeooo:rsid="000b6955" fo:background-color="#ff860d" loext:char-shading-value="0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No 2<text:span text:style-name="T1">B</text:span> (Student Schema)</text:p>
      <text:p text:style-name="P3"/>
      <text:p text:style-name="Standard">Consider the following relational Schema.</text:p>
      <text:p text:style-name="Standard">● Student( s_id,Drive_id,T_id,s_name,CGPA,s_branch,S_dob)</text:p>
      <text:p text:style-name="Standard">● PlacementDrive( Drive_id,Pcompany_name,package,location)</text:p>
      <text:p text:style-name="Standard">● Training ( T_id,Tcompany_name,T_Fee,T_year)</text:p>
      <text:p text:style-name="Standard"/>
      <text:p text:style-name="P1"><text:span text:style-name="T4">Note:</text:span> Use referential integrity constraints while creating tables with on delete cascade</text:p>
      <text:p text:style-name="P1">options.</text:p>
      <text:p text:style-name="Standard"/>
      <text:p text:style-name="Standard">--------------------------------------------<text:span text:style-name="T12">-</text:span><text:span text:style-name="T13">CREATING TABLES-</text:span><text:span text:style-name="T2">-----------------------------------------------</text:span></text:p>
      <text:p text:style-name="Standard">mysql&gt; CREATE TABLE PlacementDrive (</text:p>
      <text:p text:style-name="Standard"><text:s text:c="4"/>-&gt; <text:s text:c="4"/>Drive_id INT PRIMARY KEY,</text:p>
      <text:p text:style-name="Standard"><text:s text:c="4"/>-&gt; <text:s text:c="4"/>Pcompany_name VARCHAR(100),</text:p>
      <text:p text:style-name="Standard"><text:s text:c="4"/>-&gt; <text:s text:c="4"/>package DECIMAL(10,2),</text:p>
      <text:p text:style-name="Standard"><text:s text:c="4"/>-&gt; <text:s text:c="4"/>location VARCHAR(100)</text:p>
      <text:p text:style-name="Standard"><text:s text:c="4"/>-&gt; );</text:p>
      <text:p text:style-name="Standard">Query OK, 0 rows affected (0.15 sec)</text:p>
      <text:p text:style-name="Standard"/>
      <text:p text:style-name="Standard">mysql&gt; CREATE TABLE Training (</text:p>
      <text:p text:style-name="Standard"><text:s text:c="4"/>-&gt; <text:s text:c="4"/>T_id INT PRIMARY KEY,</text:p>
      <text:p text:style-name="Standard"><text:s text:c="4"/>-&gt; <text:s text:c="4"/>Tcompany_name VARCHAR(100),</text:p>
      <text:p text:style-name="Standard"><text:s text:c="4"/>-&gt; <text:s text:c="4"/>T_Fee DECIMAL(10,2),</text:p>
      <text:p text:style-name="Standard"><text:s text:c="4"/>-&gt; <text:s text:c="4"/>T_year INT</text:p>
      <text:p text:style-name="Standard"><text:s text:c="4"/>-&gt; );</text:p>
      <text:p text:style-name="Standard">Query OK, 0 rows affected (0.14 sec)</text:p>
      <text:p text:style-name="Standard"/>
      <text:p text:style-name="Standard">mysql&gt; CREATE TABLE Student (</text:p>
      <text:p text:style-name="Standard"><text:s text:c="4"/>-&gt; <text:s text:c="4"/>s_id INT PRIMARY KEY,</text:p>
      <text:p text:style-name="Standard"><text:s text:c="4"/>-&gt; <text:s text:c="4"/>Drive_id INT,</text:p>
      <text:p text:style-name="Standard"><text:s text:c="4"/>-&gt; <text:s text:c="4"/>T_id INT,</text:p>
      <text:p text:style-name="Standard"><text:s text:c="4"/>-&gt; <text:s text:c="4"/>s_name VARCHAR(100),</text:p>
      <text:p text:style-name="Standard"><text:s text:c="4"/>-&gt; <text:s text:c="4"/>CGPA DECIMAL(3,2),</text:p>
      <text:p text:style-name="Standard"><text:s text:c="4"/>-&gt; <text:s text:c="4"/>s_branch VARCHAR(50),</text:p>
      <text:p text:style-name="Standard"><text:s text:c="4"/>-&gt; <text:s text:c="4"/>S_dob DATE,</text:p>
      <text:p text:style-name="Standard"><text:s text:c="4"/>-&gt; <text:s text:c="4"/>FOREIGN KEY (Drive_id) REFERENCES PlacementDrive (Drive_id) ON DELETE CASCADE,</text:p>
      <text:p text:style-name="Standard"><text:s text:c="4"/>-&gt; <text:s text:c="4"/>FOREIGN KEY (T_id) REFERENCES Training (T_id) ON DELETE CASCADE</text:p>
      <text:p text:style-name="Standard"><text:s text:c="4"/>-&gt; );</text:p>
      <text:p text:style-name="Standard">Query OK, 0 rows affected (0.19 sec)</text:p>
      <text:p text:style-name="Standard"/>
      <text:p text:style-name="P1"/>
      <text:p text:style-name="P1">**<text:span text:style-name="T15">Create view(simple), index, sequence and synonym based on above tables.</text:span></text:p>
      <text:p text:style-name="P1"/>
      <text:p text:style-name="P4">1] Creating a view</text:p>
      <text:p text:style-name="P2"/>
      <text:p text:style-name="Standard">mysql&gt; CREATE VIEW StudentPlacementView AS</text:p>
      <text:p text:style-name="Standard"><text:s text:c="4"/>-&gt; SELECT </text:p>
      <text:p text:style-name="Standard"><text:s text:c="4"/>-&gt; <text:s text:c="4"/>s.s_id,</text:p>
      <text:p text:style-name="Standard"><text:s text:c="4"/>-&gt; <text:s text:c="4"/>s.s_name,</text:p>
      <text:p text:style-name="Standard"><text:s text:c="4"/>-&gt; <text:s text:c="4"/>s.CGPA,</text:p>
      <text:p text:style-name="Standard"><text:soft-page-break/><text:s text:c="4"/>-&gt; <text:s text:c="4"/>s.s_branch,</text:p>
      <text:p text:style-name="Standard"><text:s text:c="4"/>-&gt; <text:s text:c="4"/>p.Pcompany_name,</text:p>
      <text:p text:style-name="Standard"><text:s text:c="4"/>-&gt; <text:s text:c="4"/>p.package,</text:p>
      <text:p text:style-name="Standard"><text:s text:c="4"/>-&gt; <text:s text:c="4"/>p.location</text:p>
      <text:p text:style-name="Standard"><text:s text:c="4"/>-&gt; FROM </text:p>
      <text:p text:style-name="Standard"><text:s text:c="4"/>-&gt; <text:s text:c="4"/>Student s</text:p>
      <text:p text:style-name="Standard"><text:s text:c="4"/>-&gt; JOIN </text:p>
      <text:p text:style-name="Standard"><text:s text:c="4"/>-&gt; <text:s text:c="4"/>PlacementDrive p ON s.Drive_id = p.Drive_id;</text:p>
      <text:p text:style-name="Standard">Query OK, 0 rows affected (0.04 sec)</text:p>
      <text:p text:style-name="Standard"/>
      <text:p text:style-name="P4">2] Creating an index</text:p>
      <text:p text:style-name="P2"/>
      <text:p text:style-name="Standard">mysql&gt; create index idx_student_cgpa on Student(CGPA);</text:p>
      <text:p text:style-name="Standard">Query OK, 0 rows affected (0.16 sec)</text:p>
      <text:p text:style-name="Standard">Records: 0 <text:s/>Duplicates: 0 <text:s/>Warnings: 0</text:p>
      <text:p text:style-name="Standard"/>
      <text:p text:style-name="Standard">mysql&gt; create sequence student_id_seq</text:p>
      <text:p text:style-name="Standard"><text:s text:c="4"/>-&gt; start with 1</text:p>
      <text:p text:style-name="Standard"><text:s text:c="4"/>-&gt; increment by 1</text:p>
      <text:p text:style-name="Standard"><text:s text:c="4"/>-&gt; minvalue 1</text:p>
      <text:p text:style-name="Standard"><text:s text:c="4"/>-&gt; cache 20;</text:p>
      <text:p text:style-name="Standard">Query OK, 0 rows affected (0.12 sec)</text:p>
      <text:p text:style-name="Standard"/>
      <text:p text:style-name="P4">3] Creating a synonnym</text:p>
      <text:p text:style-name="P2"/>
      <text:p text:style-name="Standard">mysql&gt; CREATE VIEW pd_view AS</text:p>
      <text:p text:style-name="Standard"><text:s text:c="4"/>-&gt; SELECT *</text:p>
      <text:p text:style-name="Standard"><text:s text:c="4"/>-&gt; FROM PlacementDrive;</text:p>
      <text:p text:style-name="Standard">Query OK, 0 rows affected (0.06 sec)</text:p>
      <text:p text:style-name="Standard"/>
      <text:p text:style-name="P2">----------------------------------------------------<text:span text:style-name="T12">QUERIES</text:span>-------------------------------------------------------</text:p>
      <text:p text:style-name="P2"/>
      <text:p text:style-name="P5">1. Insert at least 10 records in the Student table and insert other tables accordingly.</text:p>
      <text:p text:style-name="P2"/>
      <text:p text:style-name="Standard">mysql&gt; INSERT INTO PlacementDrive (Drive_id, Pcompany_name, package, location) VALUES</text:p>
      <text:p text:style-name="Standard"><text:s text:c="4"/>-&gt; (1, 'TechCorp', 50000, 'Pune'),</text:p>
      <text:p text:style-name="Standard"><text:s text:c="4"/>-&gt; (2, 'InnovateLtd', 40000, 'Mumbai'),</text:p>
      <text:p text:style-name="Standard"><text:s text:c="4"/>-&gt; (3, 'SoftSolutions', 30000, 'Bengaluru'),</text:p>
      <text:p text:style-name="Standard"><text:s text:c="4"/>-&gt; (4, 'DataSys', 60000, 'Pune'),</text:p>
      <text:p text:style-name="Standard"><text:s text:c="4"/>-&gt; (5, 'WebWorks', 45000, 'Mumbai'),</text:p>
      <text:p text:style-name="Standard"><text:s text:c="4"/>-&gt; (6, 'GlobalTech', 55000, 'Pune'),</text:p>
      <text:p text:style-name="Standard"><text:s text:c="4"/>-&gt; (7, 'NextGen', 35000, 'Delhi'),</text:p>
      <text:p text:style-name="Standard"><text:s text:c="4"/>-&gt; (8, 'CodeFactory', 47000, 'Mumbai'),</text:p>
      <text:p text:style-name="Standard"><text:s text:c="4"/>-&gt; (9, 'DataCraft', 52000, 'Pune'),</text:p>
      <text:p text:style-name="Standard"><text:s text:c="4"/>-&gt; (10, 'AI Solutions', 60000, 'Hyderabad');</text:p>
      <text:p text:style-name="Standard">Query OK, 10 rows affected (0.03 sec)</text:p>
      <text:p text:style-name="Standard">Records: 10 <text:s/>Duplicates: 0 <text:s/>Warnings: 0</text:p>
      <text:p text:style-name="Standard"/>
      <text:p text:style-name="Standard">mysql&gt; INSERT INTO Training (T_id, Tcompany_name, T_Fee, T_year) VALUES</text:p>
      <text:p text:style-name="Standard"><text:s text:c="4"/>-&gt; (1, 'TechCorp', 20000, 2018),</text:p>
      <text:p text:style-name="Standard"><text:s text:c="4"/>-&gt; (2, 'InnovateLtd', 15000, 2019),</text:p>
      <text:p text:style-name="Standard"><text:s text:c="4"/>-&gt; (3, 'SoftSolutions', 18000, 2020),</text:p>
      <text:p text:style-name="Standard"><text:soft-page-break/><text:s text:c="4"/>-&gt; (4, 'DataSys', 25000, 2019),</text:p>
      <text:p text:style-name="Standard"><text:s text:c="4"/>-&gt; (5, 'WebWorks', 22000, 2021),</text:p>
      <text:p text:style-name="Standard"><text:s text:c="4"/>-&gt; (6, 'GlobalTech', 21000, 2022),</text:p>
      <text:p text:style-name="Standard"><text:s text:c="4"/>-&gt; (7, 'NextGen', 16000, 2021),</text:p>
      <text:p text:style-name="Standard"><text:s text:c="4"/>-&gt; (8, 'CodeFactory', 23000, 2020),</text:p>
      <text:p text:style-name="Standard"><text:s text:c="4"/>-&gt; (9, 'DataCraft', 24000, 2021),</text:p>
      <text:p text:style-name="Standard"><text:s text:c="4"/>-&gt; (10, 'AI Solutions', 25000, 2022);</text:p>
      <text:p text:style-name="Standard">Query OK, 10 rows affected (0.03 sec)</text:p>
      <text:p text:style-name="Standard">Records: 10 <text:s/>Duplicates: 0 <text:s/>Warnings: 0</text:p>
      <text:p text:style-name="Standard"/>
      <text:p text:style-name="Standard">mysql&gt; INSERT INTO Student (s_id, Drive_id, T_id, s_name, CGPA, s_branch, S_dob) VALUES</text:p>
      <text:p text:style-name="Standard"><text:s text:c="4"/>-&gt; (1, 1, 1, 'Alice', 8.5, 'Computer', '1998-05-12'),</text:p>
      <text:p text:style-name="Standard"><text:s text:c="4"/>-&gt; (2, 2, 2, 'Bob', 6.7, 'IT', '1999-07-21'),</text:p>
      <text:p text:style-name="Standard"><text:s text:c="4"/>-&gt; (3, 3, 3, 'Charlie', 7.8, 'IT', '2000-08-30'),</text:p>
      <text:p text:style-name="Standard"><text:s text:c="4"/>-&gt; (4, 4, 4, 'David', 9.0, 'Computer', '1998-09-15'),</text:p>
      <text:p text:style-name="Standard"><text:s text:c="4"/>-&gt; (5, 5, 5, 'Eve', 6.5, 'Computer', '1997-11-20'),</text:p>
      <text:p text:style-name="Standard"><text:s text:c="4"/>-&gt; (6, 6, 6, 'Anna', 7.2, 'Computer', '1999-01-11'),</text:p>
      <text:p text:style-name="Standard"><text:s text:c="4"/>-&gt; (7, 7, 7, 'Daniel', 8.3, 'IT', '1998-03-07'),</text:p>
      <text:p text:style-name="Standard"><text:s text:c="4"/>-&gt; (8, 8, 8, 'Emma', 9.1, 'IT', '1998-06-22'),</text:p>
      <text:p text:style-name="Standard"><text:s text:c="4"/>-&gt; (9, 9, 9, 'Frank', 7.6, 'Computer', '1999-12-12'),</text:p>
      <text:p text:style-name="Standard"><text:s text:c="4"/>-&gt; (10, 10, 10, 'Grace', 8.7, 'IT', '2000-04-18');</text:p>
      <text:p text:style-name="Standard">Query OK, 10 rows affected (0.03 sec)</text:p>
      <text:p text:style-name="Standard">Records: 10 <text:s/>Duplicates: 0 <text:s/>Warnings: 0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5">2. Display all students details with branch ‘Computer ‘and ‘It’ and student name</text:p>
      <text:p text:style-name="P5">starting with 'a' or 'd'.</text:p>
      <text:p text:style-name="P5"/>
      <text:p text:style-name="Standard">mysql&gt; select s_id, s_name, s_branch, CGPA, S_dob</text:p>
      <text:p text:style-name="Standard"><text:s text:c="4"/>-&gt; from Student</text:p>
      <text:p text:style-name="Standard"><text:s text:c="4"/>-&gt; where s_branch in ('Computer', 'IT') and (s_name like 'a%' or s_name like'd%');</text:p>
      <text:p text:style-name="Standard">+------+--------+----------+------+------------+</text:p>
      <text:p text:style-name="Standard">| s_id | s_name | s_branch | CGPA | S_dob <text:s text:c="5"/>|</text:p>
      <text:p text:style-name="Standard">+------+--------+----------+------+------------+</text:p>
      <text:p text:style-name="Standard">| <text:s text:c="3"/>1 | Alice <text:s/>| Computer | 8.50 | 1998-05-12 |</text:p>
      <text:p text:style-name="Standard">| <text:s text:c="3"/>4 | David <text:s/>| Computer | 9.00 | 1998-09-15 |</text:p>
      <text:p text:style-name="Standard">| <text:s text:c="3"/>6 | Anna <text:s text:c="2"/>| Computer | 7.20 | 1999-01-11 |</text:p>
      <text:p text:style-name="Standard">| <text:s text:c="3"/>7 | Daniel | IT <text:s text:c="6"/>| 8.30 | 1998-03-07 |</text:p>
      <text:p text:style-name="Standard">+------+--------+----------+------+------------+</text:p>
      <text:p text:style-name="Standard">4 rows in set (0.00 sec)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5">3. List the number of different companies.(use of distinct)</text:p>
      <text:p text:style-name="P2"/>
      <text:p text:style-name="Standard">mysql&gt; select count(distinct Pcompany_name) as NumberOFCompanies</text:p>
      <text:p text:style-name="Standard"><text:s text:c="4"/>-&gt; from PlacfementDrive;</text:p>
      <text:p text:style-name="Standard">ERROR 1146 (42S02): Table 'te31328_db.PlacfementDrive' doesn't exist</text:p>
      <text:p text:style-name="Standard">mysql&gt; select count(distinct Pcompany_name) as NumberOFCompanies from PlacementDrive;</text:p>
      <text:p text:style-name="Standard">+-------------------+</text:p>
      <text:p text:style-name="Standard">| NumberOFCompanies |</text:p>
      <text:p text:style-name="Standard"><text:soft-page-break/>+-------------------+</text:p>
      <text:p text:style-name="Standard">| <text:s text:c="15"/>10 |</text:p>
      <text:p text:style-name="Standard">+-------------------+</text:p>
      <text:p text:style-name="Standard">1 row in set (0.00 sec)</text:p>
      <text:p text:style-name="Standard"/>
      <text:p text:style-name="P8">------------------------------------------------------------------------------------------------------------------------</text:p>
      <text:p text:style-name="P8"/>
      <text:p text:style-name="P5">4. Give 15% increase in fee of the Training whose joining year is 2019.</text:p>
      <text:p text:style-name="P2"/>
      <text:p text:style-name="Standard">mysql&gt; update Training</text:p>
      <text:p text:style-name="Standard"><text:s text:c="4"/>-&gt; set T_Fee = T_Fee * 1.15</text:p>
      <text:p text:style-name="Standard"><text:s text:c="4"/>-&gt; where T_year = 2019;</text:p>
      <text:p text:style-name="Standard">Query OK, 2 rows affected (0.03 sec)</text:p>
      <text:p text:style-name="Standard">Rows matched: 2 <text:s/>Changed: 2 <text:s/>Warnings: 0</text:p>
      <text:p text:style-name="Standard"/>
      <text:p text:style-name="Standard">mysql&gt; select * from Training;</text:p>
      <text:p text:style-name="Standard">+------+---------------+----------+--------+</text:p>
      <text:p text:style-name="Standard">| T_id | Tcompany_name | T_Fee <text:s text:c="3"/>| T_year |</text:p>
      <text:p text:style-name="Standard">+------+---------------+----------+--------+</text:p>
      <text:p text:style-name="Standard">| <text:s text:c="3"/>1 | TechCorp <text:s text:c="5"/>| 20000.00 | <text:s text:c="2"/>2018 |</text:p>
      <text:p text:style-name="Standard">| <text:s text:c="3"/>2 | InnovateLtd <text:s text:c="2"/>| 17250.00 | <text:s text:c="2"/>2019 |</text:p>
      <text:p text:style-name="Standard">| <text:s text:c="3"/>3 | SoftSolutions | 18000.00 | <text:s text:c="2"/>2020 |</text:p>
      <text:p text:style-name="Standard">| <text:s text:c="3"/>4 | DataSys <text:s text:c="6"/>| 28750.00 | <text:s text:c="2"/>2019 |</text:p>
      <text:p text:style-name="Standard">| <text:s text:c="3"/>5 | WebWorks <text:s text:c="5"/>| 22000.00 | <text:s text:c="2"/>2021 |</text:p>
      <text:p text:style-name="Standard">| <text:s text:c="3"/>6 | GlobalTech <text:s text:c="3"/>| 21000.00 | <text:s text:c="2"/>2022 |</text:p>
      <text:p text:style-name="Standard">| <text:s text:c="3"/>7 | NextGen <text:s text:c="6"/>| 16000.00 | <text:s text:c="2"/>2021 |</text:p>
      <text:p text:style-name="Standard">| <text:s text:c="3"/>8 | CodeFactory <text:s text:c="2"/>| 23000.00 | <text:s text:c="2"/>2020 |</text:p>
      <text:p text:style-name="Standard">| <text:s text:c="3"/>9 | DataCraft <text:s text:c="4"/>| 24000.00 | <text:s text:c="2"/>2021 |</text:p>
      <text:p text:style-name="Standard">| <text:s text:c="2"/>10 | AI Solutions <text:s/>| 25000.00 | <text:s text:c="2"/>2022 |</text:p>
      <text:p text:style-name="Standard">+------+---------------+----------+--------+</text:p>
      <text:p text:style-name="Standard">10 rows in set (0.00 sec)</text:p>
      <text:p text:style-name="Standard"/>
      <text:p text:style-name="P8">------------------------------------------------------------------------------------------------------------------------</text:p>
      <text:p text:style-name="P8"/>
      <text:p text:style-name="P5">5. Delete Student details having CGPA score less than 7.</text:p>
      <text:p text:style-name="P2"/>
      <text:p text:style-name="Standard">mysql&gt; delete from Student where CGPA &lt; 7;</text:p>
      <text:p text:style-name="Standard">Query OK, 2 rows affected (0.03 sec)</text:p>
      <text:p text:style-name="Standard"/>
      <text:p text:style-name="P8">------------------------------------------------------------------------------------------------------------------------</text:p>
      <text:p text:style-name="P8"/>
      <text:p text:style-name="P5">6. Find the names of companies belonging to pune or Mumbai</text:p>
      <text:p text:style-name="P2"/>
      <text:p text:style-name="Standard">mysql&gt; select distinct Pcompany_name </text:p>
      <text:p text:style-name="Standard"><text:s text:c="4"/>-&gt; from PlacementDrive</text:p>
      <text:p text:style-name="Standard"><text:s text:c="4"/>-&gt; where location in ('Pune', 'Mumbai');</text:p>
      <text:p text:style-name="Standard">+---------------+</text:p>
      <text:p text:style-name="Standard">| Pcompany_name |</text:p>
      <text:p text:style-name="Standard">+---------------+</text:p>
      <text:p text:style-name="Standard">| TechCorp <text:s text:c="5"/>|</text:p>
      <text:p text:style-name="Standard">| InnovateLtd <text:s text:c="2"/>|</text:p>
      <text:p text:style-name="Standard">| DataSys <text:s text:c="6"/>|</text:p>
      <text:p text:style-name="Standard"><text:soft-page-break/>| WebWorks <text:s text:c="5"/>|</text:p>
      <text:p text:style-name="Standard">| GlobalTech <text:s text:c="3"/>|</text:p>
      <text:p text:style-name="Standard">| CodeFactory <text:s text:c="2"/>|</text:p>
      <text:p text:style-name="Standard">| DataCraft <text:s text:c="4"/>|</text:p>
      <text:p text:style-name="Standard">+---------------+</text:p>
      <text:p text:style-name="Standard">7 rows in set (0.00 sec)</text:p>
      <text:p text:style-name="Standard"/>
      <text:p text:style-name="P8">------------------------------------------------------------------------------------------------------------------------</text:p>
      <text:p text:style-name="P6"/>
      <text:p text:style-name="P5">7. Find the student name who joined training in 1-1-2019 as well as in 1-1-2021</text:p>
      <text:p text:style-name="P5"/>
      <text:p text:style-name="Standard">mysql&gt; select distinct s1.s_name</text:p>
      <text:p text:style-name="Standard"><text:s text:c="4"/>-&gt; from Student s1</text:p>
      <text:p text:style-name="Standard"><text:s text:c="4"/>-&gt; join Training t1 on s1.T_id = t1.T_id</text:p>
      <text:p text:style-name="Standard"><text:s text:c="4"/>-&gt; join Training t2 on s1.T_id = t2.T_id</text:p>
      <text:p text:style-name="Standard"><text:s text:c="4"/>-&gt; where t1.T_year = 2019 and t2.T_year = 2021;</text:p>
      <text:p text:style-name="Standard">Empty set (0.00 sec)</text:p>
      <text:p text:style-name="Standard"/>
      <text:p text:style-name="P8">------------------------------------------------------------------------------------------------------------------------</text:p>
      <text:p text:style-name="Standard"/>
      <text:p text:style-name="P5">8. Find the student name having maximum CGPA score and names of students</text:p>
      <text:p text:style-name="P5">having CGPA score between 7 to 9 </text:p>
      <text:p text:style-name="P2"/>
      <text:p text:style-name="Standard">mysql&gt; select s_name, CGPA</text:p>
      <text:p text:style-name="Standard"><text:s text:c="4"/>-&gt; from Student</text:p>
      <text:p text:style-name="Standard"><text:s text:c="4"/>-&gt; where CGPA = (select max(CGPA) from Student);</text:p>
      <text:p text:style-name="Standard">+--------+------+</text:p>
      <text:p text:style-name="Standard">| s_name | CGPA |</text:p>
      <text:p text:style-name="Standard">+--------+------+</text:p>
      <text:p text:style-name="Standard">| Emma <text:s text:c="2"/>| 9.10 |</text:p>
      <text:p text:style-name="Standard">+--------+------+</text:p>
      <text:p text:style-name="Standard">1 row in set (0.00 sec)</text:p>
      <text:p text:style-name="Standard"/>
      <text:p text:style-name="Standard">mysql&gt; select s_name, CGPA</text:p>
      <text:p text:style-name="Standard"><text:s text:c="4"/>-&gt; from Student</text:p>
      <text:p text:style-name="Standard"><text:s text:c="4"/>-&gt; where CGPA between 7 and 9;</text:p>
      <text:p text:style-name="Standard">+---------+------+</text:p>
      <text:p text:style-name="Standard">| s_name <text:s/>| CGPA |</text:p>
      <text:p text:style-name="Standard">+---------+------+</text:p>
      <text:p text:style-name="Standard">| Alice <text:s text:c="2"/>| 8.50 |</text:p>
      <text:p text:style-name="Standard">| Charlie | 7.80 |</text:p>
      <text:p text:style-name="Standard">| David <text:s text:c="2"/>| 9.00 |</text:p>
      <text:p text:style-name="Standard">| Anna <text:s text:c="3"/>| 7.20 |</text:p>
      <text:p text:style-name="Standard">| Daniel <text:s/>| 8.30 |</text:p>
      <text:p text:style-name="Standard">| Frank <text:s text:c="2"/>| 7.60 |</text:p>
      <text:p text:style-name="Standard">| Grace <text:s text:c="2"/>| 8.70 |</text:p>
      <text:p text:style-name="Standard">+---------+------+</text:p>
      <text:p text:style-name="Standard">7 rows in set (0.00 sec)</text:p>
      <text:p text:style-name="Standard"/>
      <text:p text:style-name="P8">------------------------------------------------------------------------------------------------------------------------</text:p>
      <text:p text:style-name="P8"/>
      <text:p text:style-name="P8"/>
      <text:p text:style-name="P5"><text:soft-page-break/>9. Display all Student name with T_id with decreasing order of Fees</text:p>
      <text:p text:style-name="P2"/>
      <text:p text:style-name="Standard">mysql&gt; select s.s_name, t.T_id, t.T_Fee</text:p>
      <text:p text:style-name="Standard"><text:s text:c="4"/>-&gt; from Student s</text:p>
      <text:p text:style-name="Standard"><text:s text:c="4"/>-&gt; join Training t on s.T_id = t.T_id</text:p>
      <text:p text:style-name="Standard"><text:s text:c="4"/>-&gt; order by t.T_Fee desc;</text:p>
      <text:p text:style-name="Standard">+---------+------+----------+</text:p>
      <text:p text:style-name="Standard">| s_name <text:s/>| T_id | T_Fee <text:s text:c="3"/>|</text:p>
      <text:p text:style-name="Standard">+---------+------+----------+</text:p>
      <text:p text:style-name="Standard">| David <text:s text:c="2"/>| <text:s text:c="3"/>4 | 28750.00 |</text:p>
      <text:p text:style-name="Standard">| Grace <text:s text:c="2"/>| <text:s text:c="2"/>10 | 25000.00 |</text:p>
      <text:p text:style-name="Standard">| Frank <text:s text:c="2"/>| <text:s text:c="3"/>9 | 24000.00 |</text:p>
      <text:p text:style-name="Standard">| Emma <text:s text:c="3"/>| <text:s text:c="3"/>8 | 23000.00 |</text:p>
      <text:p text:style-name="Standard">| Anna <text:s text:c="3"/>| <text:s text:c="3"/>6 | 21000.00 |</text:p>
      <text:p text:style-name="Standard">| Alice <text:s text:c="2"/>| <text:s text:c="3"/>1 | 20000.00 |</text:p>
      <text:p text:style-name="Standard">| Charlie | <text:s text:c="3"/>3 | 18000.00 |</text:p>
      <text:p text:style-name="Standard">| Daniel <text:s/>| <text:s text:c="3"/>7 | 16000.00 |</text:p>
      <text:p text:style-name="Standard">+---------+------+----------+</text:p>
      <text:p text:style-name="Standard">8 rows in set (0.00 sec)</text:p>
      <text:p text:style-name="Standard"/>
      <text:p text:style-name="P8">------------------------------------------------------------------------------------------------------------------------</text:p>
      <text:p text:style-name="P8"/>
      <text:p text:style-name="P7"><text:span text:style-name="T2">10. Display PCompany name, S_name ,location and Package with Package 30K,</text:span></text:p>
      <text:p text:style-name="P7">40K and 50k</text:p>
      <text:p text:style-name="P1"/>
      <text:p text:style-name="P1">mysql&gt; select p.Pcompany_name, s.s_name, p.location, p.package</text:p>
      <text:p text:style-name="Standard"><text:s text:c="4"/>-&gt; from Student s</text:p>
      <text:p text:style-name="Standard"><text:s text:c="4"/>-&gt; join PlacementDrive p on s.Drive_id = p.Drive_id</text:p>
      <text:p text:style-name="Standard"><text:s text:c="4"/>-&gt; where p.package in (30000, 40000, 50000);</text:p>
      <text:p text:style-name="Standard">+---------------+---------+-----------+----------+</text:p>
      <text:p text:style-name="Standard">| Pcompany_name | s_name <text:s/>| location <text:s/>| package <text:s/>|</text:p>
      <text:p text:style-name="Standard">+---------------+---------+-----------+----------+</text:p>
      <text:p text:style-name="Standard">| TechCorp <text:s text:c="5"/>| Alice <text:s text:c="2"/>| Pune <text:s text:c="5"/>| 50000.00 |</text:p>
      <text:p text:style-name="Standard">| SoftSolutions | Charlie | Bengaluru | 30000.00 |</text:p>
      <text:p text:style-name="Standard">+---------------+---------+-----------+----------+</text:p>
      <text:p text:style-name="Standard">2 rows in set (0.00 sec)</text:p>
      <text:p text:style-name="Standard"/>
      <text:p text:style-name="P8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4:07:51.454318262</meta:creation-date>
    <dc:date>2024-07-15T14:32:19.067245532</dc:date>
    <meta:editing-duration>PT1M52S</meta:editing-duration>
    <meta:editing-cycles>1</meta:editing-cycles>
    <meta:document-statistic meta:table-count="0" meta:image-count="0" meta:object-count="0" meta:page-count="6" meta:paragraph-count="246" meta:word-count="1361" meta:character-count="9910" meta:non-whitespace-character-count="8161"/>
    <meta:generator>LibreOffice/7.3.7.2$Linux_X86_64 LibreOffice_project/30$Build-2</meta:generator>
  </office:meta>
</office:document-meta>
</file>